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" svg:font-family="'Droid Sans', sans-serif"/>
    <style:font-face style:name="Lohit Devanagari1" svg:font-family="'Lohit Devanagari'"/>
    <style:font-face style:name="Roboto" svg:font-family="Roboto, Noto, sans-serif"/>
    <style:font-face style:name="kalpurush" svg:font-family="kalpurush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normal" style:font-size-asian="20pt" style:font-size-complex="20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12.75pt" fo:letter-spacing="normal" fo:font-style="normal" fo:font-weight="normal" officeooo:rsid="000b07c9" officeooo:paragraph-rsid="000b0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12.75pt" fo:letter-spacing="normal" fo:font-style="normal" fo:font-weight="normal" officeooo:rsid="000de402" officeooo:paragraph-rsid="000b07c9"/>
    </style:style>
    <style:style style:name="P4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bold" officeooo:rsid="000b07c9" officeooo:paragraph-rsid="000b07c9" style:font-size-asian="20pt" style:font-weight-asian="bold" style:font-size-complex="20pt" style:font-weight-complex="bold"/>
    </style:style>
    <style:style style:name="P5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bold" officeooo:rsid="00114a95" officeooo:paragraph-rsid="00114a95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normal" officeooo:rsid="000b07c9" officeooo:paragraph-rsid="000b07c9" style:font-size-asian="20pt" style:font-size-complex="20pt"/>
    </style:style>
    <style:style style:name="P7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normal" officeooo:rsid="000b7851" officeooo:paragraph-rsid="000b7851" style:font-size-asian="20pt" style:font-size-complex="20pt"/>
    </style:style>
    <style:style style:name="P8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normal" officeooo:rsid="0010c56f" officeooo:paragraph-rsid="0010c56f" style:font-size-asian="20pt" style:font-size-complex="20pt"/>
    </style:style>
    <style:style style:name="P9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normal" officeooo:rsid="00114a95" officeooo:paragraph-rsid="00114a95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normal" officeooo:rsid="00114a95" officeooo:paragraph-rsid="00114a95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52525" style:font-name="Droid Sans" fo:font-size="20pt" fo:letter-spacing="normal" fo:font-style="normal" fo:font-weight="normal" officeooo:rsid="00114a95" officeooo:paragraph-rsid="00118dee" style:font-size-asian="20pt" style:font-weight-asian="normal" style:font-size-complex="20pt" style:font-weight-complex="normal"/>
    </style:style>
    <style:style style:name="P12" style:family="paragraph" style:parent-style-name="Standard" style:list-style-name="L1">
      <style:paragraph-properties fo:margin-left="0in" fo:margin-right="0in" fo:orphans="2" fo:widows="2" fo:text-indent="0in" style:auto-text-indent="false"/>
      <style:text-properties fo:font-size="20pt" fo:font-weight="bold" officeooo:rsid="000b07c9" officeooo:paragraph-rsid="000b07c9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252525" style:font-name="Droid Sans" fo:letter-spacing="normal" fo:font-style="normal"/>
    </style:style>
    <style:style style:name="T2" style:family="text">
      <style:text-properties fo:font-variant="normal" fo:text-transform="none" fo:color="#252525" style:font-name="Droid Sans" fo:letter-spacing="normal" fo:font-style="normal" officeooo:rsid="000b7851"/>
    </style:style>
    <style:style style:name="T3" style:family="text">
      <style:text-properties style:font-name="Roboto" fo:font-size="11.2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3878406959" text:style-name="L1">
        <text:list-item>
          <text:p text:style-name="P4">Installation </text:p>
        </text:list-item>
        <text:list-item>
          <text:p text:style-name="P4">Typing Assamese words</text:p>
          <text:list>
            <text:list-item>
              <text:p text:style-name="P6">Phonetic mode</text:p>
            </text:list-item>
            <text:list-item>
              <text:p text:style-name="P6">Character mode</text:p>
            </text:list-item>
            <text:list-item>
              <text:p text:style-name="P6">Prefix mode</text:p>
            </text:list-item>
          </text:list>
        </text:list-item>
        <text:list-item>
          <text:p text:style-name="P4">Spelling check, word meanings…</text:p>
          <text:list>
            <text:list-item>
              <text:p text:style-name="P6">Meanings</text:p>
            </text:list-item>
            <text:list-item>
              <text:p text:style-name="P6">Synonyms</text:p>
            </text:list-item>
            <text:list-item>
              <text:p text:style-name="P6">Examples</text:p>
            </text:list-item>
            <text:list-item>
              <text:p text:style-name="P6">Official words</text:p>
            </text:list-item>
            <text:list-item>
              <text:p text:style-name="P6">Idioms</text:p>
            </text:list-item>
            <text:list-item>
              <text:p text:style-name="P8">spelling correction</text:p>
            </text:list-item>
          </text:list>
        </text:list-item>
        <text:list-item>
          <text:p text:style-name="P4">Writing in social media</text:p>
          <text:list>
            <text:list-item>
              <text:p text:style-name="P7">google search</text:p>
            </text:list-item>
          </text:list>
        </text:list-item>
        <text:list-item>
          <text:p text:style-name="P12"><text:span text:style-name="T1">Saving your work </text:span><text:span text:style-name="T2">in</text:span></text:p>
          <text:list>
            <text:list-item>
              <text:p text:style-name="P6">.pad format</text:p>
            </text:list-item>
            <text:list-item>
              <text:p text:style-name="P6">word document</text:p>
            </text:list-item>
            <text:list-item>
              <text:p text:style-name="P6">Google document</text:p>
            </text:list-item>
          </text:list>
        </text:list-item>
        <text:list-item>
          <text:p text:style-name="P5">Feedback </text:p>
          <text:list>
            <text:list-item>
              <text:p text:style-name="P9">Dr. Kishori Mohan Konwar <text:a xlink:type="simple" xlink:href="mailto:kishori82@gmail.com" text:style-name="Internet_20_link" text:visited-style-name="Visited_20_Internet_20_Link">kishori82@gmail.com</text:a>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<text:span text:style-name="T3">This video provides a short demo of the three writing modes in Luitpad. LuitPad is a easy-to-write Assamese typing software available freely. The current version is written by Dr. Kishori Mohan Konwar. The source code and the installer can be downloaded from the links below. </text:span></text:p>
      <text:p text:style-name="P11"><text:span text:style-name="T3"/></text:p>
      <text:p text:style-name="P11"><text:span text:style-name="T3">LuitPad installer (Windows): https://drive.google.com/file/d/1vLaiakQL69jI9aTXw-QWdsC-k11G0J6M/view?usp=sharing </text:span></text:p>
      <text:p text:style-name="P11"><text:span text:style-name="T3"/></text:p>
      <text:p text:style-name="P11"><text:span text:style-name="T3">Source code: https://github.com/kishori82/LuitPad</text:span>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" svg:font-family="'Droid Sans', sans-serif"/>
    <style:font-face style:name="Lohit Devanagari1" svg:font-family="'Lohit Devanagari'"/>
    <style:font-face style:name="Roboto" svg:font-family="Roboto, Noto, sans-serif"/>
    <style:font-face style:name="kalpurush" svg:font-family="kalpurush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11:17.048253267</meta:creation-date>
    <meta:editing-duration>PT5H15M36S</meta:editing-duration>
    <meta:editing-cycles>3</meta:editing-cycles>
    <meta:generator>LibreOffice/6.4.4.2$Linux_X86_64 LibreOffice_project/40$Build-2</meta:generator>
    <dc:date>2020-09-17T12:16:56.601091919</dc:date>
    <meta:document-statistic meta:table-count="0" meta:image-count="0" meta:object-count="0" meta:page-count="2" meta:paragraph-count="23" meta:word-count="116" meta:character-count="769" meta:non-whitespace-character-count="692"/>
  </office:meta>
</office:document-meta>
</file>